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2604in" fo:margin-left="-0.4722in" fo:margin-top="0in" fo:margin-bottom="0in" table:align="left"/>
    </style:style>
    <style:style style:name="Table1.A" style:family="table-column">
      <style:table-column-properties style:column-width="1.2389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0.9063in"/>
    </style:style>
    <style:style style:name="Table1.D" style:family="table-column">
      <style:table-column-properties style:column-width="0.9056in"/>
    </style:style>
    <style:style style:name="Table1.F" style:family="table-column">
      <style:table-column-properties style:column-width="0.9271in"/>
    </style:style>
    <style:style style:name="Table1.G" style:family="table-column">
      <style:table-column-properties style:column-width="1.313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Table1.B2" style:family="table-cell">
      <style:table-cell-properties style:vertical-align="" fo:background-color="#ffff00" fo:padding="0.0694in" fo:border="1pt solid #ffffff">
        <style:background-image/>
      </style:table-cell-properties>
    </style:style>
    <style:style style:name="Table1.D2" style:family="table-cell">
      <style:table-cell-properties style:vertical-align="" fo:background-color="#f6b26b" fo:padding="0.0694in" fo:border="1pt solid #ffffff">
        <style:background-image/>
      </style:table-cell-properties>
    </style:style>
    <style:style style:name="Table1.F2" style:family="table-cell">
      <style:table-cell-properties style:vertical-align="" fo:background-color="#ff0000" fo:padding="0.0694in" fo:border="1pt solid #ffffff">
        <style:background-image/>
      </style:table-cell-properties>
    </style:style>
    <style:style style:name="Table1.3" style:family="table-row">
      <style:table-row-properties style:min-row-height="0.3333in" fo:keep-together="auto"/>
    </style:style>
    <style:style style:name="Table1.B4" style:family="table-cell">
      <style:table-cell-properties style:vertical-align="" fo:background-color="#93c47d" fo:padding="0.0694in" fo:border="1pt solid #ffffff">
        <style:background-image/>
      </style:table-cell-properties>
    </style:style>
    <style:style style:name="Table1.B6" style:family="table-cell">
      <style:table-cell-properties style:vertical-align="" fo:background-color="#38761d" fo:padding="0.0694in" fo:border="1pt solid #ffffff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eoisg7cc6lve"/>Risikomanagement</text:p>
      <text:p text:style-name="Standard"/>
      <text:p text:style-name="Heading_20_2"><text:bookmark text:name="_k18a5dc6drh4"/>Risikoarten</text:p>
      <text:p text:style-name="Standard"><text:span text:style-name="T1">Fachliches Risiko</text:span></text:p>
      <text:p text:style-name="Standard">- Vertriebsrisiko: Die App lässt sich nicht gut vertreiben (1)</text:p>
      <text:p text:style-name="Standard">- Finanzrisiko: Keine Investoren für die App &amp; kein Vertrieb der App (2)</text:p>
      <text:p text:style-name="Standard"/>
      <text:p text:style-name="Standard"><text:span text:style-name="T1">Inhärentes Risiko</text:span></text:p>
      <text:p text:style-name="Standard">- Angriffe auf IT-Infrastruktur: Beeinträchtigung des Services durch Einschränkung der Server-Performance (u.a. DDoS) (3)</text:p>
      <text:p text:style-name="Standard">- Angriffe auf Nutzerdaten: Ungewollte Veröffentlichung sensibler Daten (“Data-Leaks”) (4)</text:p>
      <text:p text:style-name="Standard">- Mithören des Datenverkehrs von dritten (5)</text:p>
      <text:p text:style-name="Standard">- Ausfall der IT-Infrastruktur: Ausfall der Infrastruktur von Drittanbietern (6)</text:p>
      <text:p text:style-name="Standard">- Verzögerung im Entwicklungsablauf aufgrund fehlender technischer Kenntnisse über verwendeten Services (7)</text:p>
      <text:p text:style-name="Standard"/>
      <text:p text:style-name="Standard"><text:span text:style-name="T1">Wesentliches, bedeutendes oder relevantes Risiko</text:span></text:p>
      <text:p text:style-name="Standard">- Verfügbarkeit der verwendeten APIs: Ausfall der Spotify API, <text:s/>Google Books API &amp; Amazon Product Advertising API: Schadenshöhe skaliert exponentiell mit der Ausfallzeit (8) </text:p>
      <text:p text:style-name="P1"/>
      <text:p text:style-name="Standard"><text:span text:style-name="T1">Maximal akzeptables Risiko</text:span></text:p>
      <text:p text:style-name="Standard">- Infrastruktur: Ausfall jeglicher Infrastruktur, der die Kundenzufriedenheit und das Geschäftsergebnis nur marginal negativ beeinflusst (9)</text:p>
      <text:p text:style-name="P1"/>
      <text:p text:style-name="Standard"><text:soft-page-break/><text:span text:style-name="T1">Restrisiko</text:span></text:p>
      <text:p text:style-name="Standard">- </text:p>
      <text:p text:style-name="P1"/>
      <text:p text:style-name="Standard"><text:span text:style-name="T1">Compliance Risiko</text:span></text:p>
      <text:p text:style-name="Standard">- Verstoß gegen API-Richtlinien (10)</text:p>
      <text:p text:style-name="Standard">- Verstoß gegen Werbe-Gesetze (11)</text:p>
      <text:p text:style-name="Standard">- Verstoß gegen die Datenschutzrichtlinien (gerade bei internationaler Verbreitung des Produkts) (12)</text:p>
      <text:p text:style-name="Standard">- Nichteinhalten von etablierten UX-Praktiken oder ähnlichem bei der App-Entwicklung (13)</text:p>
      <text:p text:style-name="Standard">- Verletzung von Produkt Patenten bei der Programmierung der Software (14)</text:p>
      <text:p text:style-name="P1"/>
      <text:p text:style-name="Standard"><text:span text:style-name="T1">Erkennungsrisiko und Bewertungsrisiko</text:span></text:p>
      <text:p text:style-name="Standard">- Nichterkennen von Risiken aufgrund fehlender fachlicher Kenntnisse zu allen Komponenten des Produkts (15)</text:p>
      <text:p text:style-name="Standard">- Verzögerung beim Einholen von Genehmigungen (16)</text:p>
      <text:p text:style-name="Standard">- Unterschätzen der anfallende Kosten (17)</text:p>
      <text:p text:style-name="Standard">- Fehleinschätzung der Produktakzeptanz/Nachfrage aufgrund fehlender (Markt-) Analysen (18)</text:p>
      <text:p text:style-name="Standard"/>
      <text:p text:style-name="Standard"><text:span text:style-name="T1">Kontrollrisiko</text:span></text:p>
      <text:p text:style-name="Standard">- DDoS-Protection schützt nur gegen die Auswirkungen einer Attacke (19)</text:p>
      <text:p text:style-name="Standard"/>
      <text:p text:style-name="Standard"/>
      <text:p text:style-name="Heading_20_2"><text:bookmark text:name="_dffcwjic9ooa"/>Klassifikation der Risiken</text:p>
      <text:p text:style-name="Standard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<text:span text:style-name="T1">Schadens-</text:span></text:p>
            <text:p text:style-name="P3"><text:span text:style-name="T1">höhe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Sehr hoch</text:p>
          </table:table-cell>
          <table:table-cell table:style-name="Table1.B2" office:value-type="string">
            <text:p text:style-name="P3">6</text:p>
          </table:table-cell>
          <table:table-cell table:style-name="Table1.B2" office:value-type="string">
            <text:p text:style-name="Standard">4, 5</text:p>
          </table:table-cell>
          <table:table-cell table:style-name="Table1.D2" office:value-type="string">
            <text:p text:style-name="P3">1</text:p>
          </table:table-cell>
          <table:table-cell table:style-name="Table1.D2" office:value-type="string">
            <text:p text:style-name="P3"/>
          </table:table-cell>
          <table:table-cell table:style-name="Table1.F2" office:value-type="string">
            <text:p text:style-name="Standard">15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Hoch</text:p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P3">2, 8, 12</text:p>
          </table:table-cell>
          <table:table-cell table:style-name="Table1.B2" office:value-type="string">
            <text:p text:style-name="P3">3</text:p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Mittel</text:p>
          </table:table-cell>
          <table:table-cell table:style-name="Table1.B4" office:value-type="string">
            <text:p text:style-name="Standard">11</text:p>
          </table:table-cell>
          <table:table-cell table:style-name="Table1.B2" office:value-type="string">
            <text:p text:style-name="P3">10</text:p>
          </table:table-cell>
          <table:table-cell table:style-name="Table1.B2" office:value-type="string">
            <text:p text:style-name="Standard">14, 19</text:p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>18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Gering</text:p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Standard">9 , 16</text:p>
          </table:table-cell>
          <table:table-cell table:style-name="Table1.B2" office:value-type="string">
            <text:p text:style-name="P3">13, 17</text:p>
          </table:table-cell>
          <table:table-cell table:style-name="Table1.B2" office:value-type="string">
            <text:p text:style-name="P3">7</text:p>
          </table:table-cell>
          <table:table-cell table:style-name="Table1.B2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Unbedeutend</text:p>
          </table:table-cell>
          <table:table-cell table:style-name="Table1.B6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Sehr Unwahrscheinlich</text:p>
          </table:table-cell>
          <table:table-cell table:style-name="Table1.A1" office:value-type="string">
            <text:p text:style-name="P3">Eher Unwahrscheinlich</text:p>
          </table:table-cell>
          <table:table-cell table:style-name="Table1.A1" office:value-type="string">
            <text:p text:style-name="P3">Eher Wahrscheinlich </text:p>
          </table:table-cell>
          <table:table-cell table:style-name="Table1.A1" office:value-type="string">
            <text:p text:style-name="P3">Wahrscheinlich</text:p>
          </table:table-cell>
          <table:table-cell table:style-name="Table1.A1" office:value-type="string">
            <text:p text:style-name="P3">Sehr Wahrscheinlich</text:p>
          </table:table-cell>
          <table:table-cell table:style-name="Table1.A1" office:value-type="string">
            <text:p text:style-name="P2"><text:span text:style-name="T1">Eintritts-</text:span></text:p>
            <text:p text:style-name="P2"><text:span text:style-name="T1">wahrscheinlich-</text:span></text:p>
            <text:p text:style-name="P2"><text:span text:style-name="T1">keit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59" meta:word-count="271" meta:character-count="2041" meta:non-whitespace-character-count="1825"/>
    <meta:generator>LibreOfficeDev/6.0.5.2$Linux_X86_64 LibreOffice_project/</meta:generator>
  </office:meta>
</office:document-meta>
</file>